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activate.doCheckPre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activat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activate.deactivate( Document authoring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activate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activat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